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998cm" table:align="center"/>
    </style:style>
    <style:style style:name="Tabla1.A" style:family="table-column">
      <style:table-column-properties style:column-width="6.59cm"/>
    </style:style>
    <style:style style:name="Tabla1.B" style:family="table-column">
      <style:table-column-properties style:column-width="1.083cm"/>
    </style:style>
    <style:style style:name="Tabla1.C" style:family="table-column">
      <style:table-column-properties style:column-width="6.32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7pt" fo:font-weight="bold" officeooo:rsid="001ce32b" officeooo:paragraph-rsid="001ce32b" style:font-size-asian="14.8500003814697pt" style:font-weight-asian="bold" style:font-size-complex="17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normal" officeooo:rsid="001d5530" officeooo:paragraph-rsid="001d5530" style:font-size-asian="14.8500003814697pt" style:font-weight-asian="normal" style:font-size-complex="17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d5530" officeooo:paragraph-rsid="001d5530" style:font-size-asian="14.8500003814697pt" style:font-weight-asian="bold" style:font-size-complex="17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f3ee5" officeooo:paragraph-rsid="001f3ee5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ce32b" officeooo:paragraph-rsid="001ce32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1f3ee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3pt" fo:font-weight="bold" officeooo:rsid="001d5530" officeooo:paragraph-rsid="001d5530" style:font-size-asian="20.1000003814697pt" style:font-weight-asian="bold" style:font-size-complex="23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3pt" style:font-size-asian="11.3500003814697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0acd5" style:font-size-asian="11.3500003814697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18186" style:font-size-asian="11.3500003814697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0acd5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1f3ee5" style:font-size-asian="11.3500003814697pt" style:font-weight-asian="normal" style:font-size-complex="13pt" style:font-weight-complex="normal"/>
    </style:style>
    <style:style style:name="P13" style:family="paragraph">
      <style:paragraph-properties fo:text-align="center"/>
    </style:style>
    <style:style style:name="T1" style:family="text">
      <style:text-properties officeooo:rsid="00219870"/>
    </style:style>
    <style:style style:name="gr1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forme de Proyecto SimpleSem</text:p>
      <text:p text:style-name="P1"/>
      <text:p text:style-name="P3">Alumnos</text:p>
      <text:p text:style-name="P2">. Iarlori, Federico</text:p>
      <text:p text:style-name="P2">. Quiruga, Luc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)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818006005872"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11">INST de A</text:p>
                </table:table-cell>
              </table:table-row>
              <table:table-row table:style-name="TableLine1818005993904">
                <table:table-cell table:style-name="Tabla2.A3" office:value-type="string">
                  <text:p text:style-name="P9">ref a VT_A</text:p>
                </table:table-cell>
              </table:table-row>
              <table:table-row table:style-name="TableLine1818006004784">
                <table:table-cell table:style-name="Tabla2.A3" office:value-type="string">
                  <text:p text:style-name="P9">int v1</text:p>
                </table:table-cell>
              </table:table-row>
              <table:table-row table:style-name="TableLine1818005999616">
                <table:table-cell table:style-name="Tabla2.A4" office:value-type="string">
                  <text:p text:style-name="P9">int v2</text:p>
                </table:table-cell>
              </table:table-row>
            </table:table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11">VT de A</text:p>
                </table:table-cell>
              </table:table-row>
              <table:table-row table:style-name="TableLine1818006012672">
                <table:table-cell table:style-name="Tabla3.A4" office:value-type="string">
                  <text:p text:style-name="P10"><draw:line text:anchor-type="paragraph" draw:z-index="0" draw:name="Forma1" draw:style-name="gr1" draw:text-style-name="P13" svg:x1="-1.637cm" svg:y1="0.279cm" svg:x2="-0.122cm" svg:y2="0.279cm"><text:p/></draw:line>ref a init() (en A)</text:p>
                </table:table-cell>
              </table:table-row>
              <table:table-row table:style-name="TableLine1818006023280">
                <table:table-cell table:style-name="Tabla3.A4" office:value-type="string">
                  <text:p text:style-name="P10">ref a m1() (en A)</text:p>
                </table:table-cell>
              </table:table-row>
              <table:table-row table:style-name="TableLine1818006025456">
                <table:table-cell table:style-name="Tabla3.A4" office:value-type="string">
                  <text:p text:style-name="P10">ref a m2(<text:span text:style-name="T1">int x, int y</text:span>) (en A)</text:p>
                </table:table-cell>
              </table:table-row>
            </table:table>
            <text:p text:style-name="P8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0:54:05.087000000</meta:creation-date>
    <dc:title>plantilla</dc:title>
    <meta:editing-duration>PT3H2M41S</meta:editing-duration>
    <meta:editing-cycles>6</meta:editing-cycles>
    <meta:generator>LibreOffice/7.1.3.2$Windows_X86_64 LibreOffice_project/47f78053abe362b9384784d31a6e56f8511eb1c1</meta:generator>
    <dc:date>2021-06-10T14:12:27.470000000</dc:date>
    <meta:document-statistic meta:table-count="3" meta:image-count="0" meta:object-count="0" meta:page-count="2" meta:paragraph-count="13" meta:word-count="43" meta:character-count="178" meta:non-whitespace-character-count="148"/>
    <meta:template xlink:type="simple" xlink:actuate="onRequest" xlink:title="plantilla" xlink:href="../../../../../../../AppData/Roaming/LibreOffice/4/user/template/plantilla.ott" meta:date="2021-06-09T20:54:04.419000000"/>
  </office:meta>
</office:document-meta>
</file>